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8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9044771481296220376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5197019576635732436" text:style-name="L2">
        <text:list-item>
          <text:p text:style-name="P16">1:42.3 <text:tab/>5. <text:s/>1:39.6</text:p>
        </text:list-item>
      </text:list>
      <text:list xml:id="list4472580949557453111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7147706173278642409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2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/text:p>
      <text:p text:style-name="P13"/>
      <text:p text:style-name="P13">Sun 9/11/16: <text:span text:style-name="T1">1 mile</text:span></text:p>
      <text:p text:style-name="P13">1 mile in about 10:30</text:p>
      <text:p text:style-name="P13"/>
      <text:p text:style-name="P13">Mon 9/12/16: 5.5<text:span text:style-name="T1"> miles</text:span></text:p>
      <text:p text:style-name="P13">In the morning I road 4.5 miles on a bike which converts to 1.5 miles of running. <text:s/>In the evening I walked and ran 4 miles in 49:44. <text:s/>I walked ½ mile and ran ½ mile during each mile and average 12:28/mile. </text:p>
      <text:p text:style-name="P13"/>
      <text:p text:style-name="P13">Tues <text:s/>9/13/16: <text:span text:style-name="T1">1.5 miles</text:span></text:p>
      <text:p text:style-name="P13">I road 4.5 miles on a bike which converts to 1.5 miles of runn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3T16:01:47.36</dc:date>
    <dc:creator>James Lombardi</dc:creator>
    <meta:editing-duration>PT20H31M4S</meta:editing-duration>
    <meta:editing-cycles>162</meta:editing-cycles>
    <meta:document-statistic meta:table-count="0" meta:image-count="0" meta:object-count="0" meta:page-count="9" meta:paragraph-count="162" meta:word-count="1805" meta:character-count="8786"/>
  </office:meta>
</office:document-meta>
</file>